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cbb" officeooo:paragraph-rsid="001bfcbb"/>
    </style:style>
    <style:style style:name="P2" style:family="paragraph" style:parent-style-name="Standard" style:list-style-name="L1">
      <style:text-properties officeooo:rsid="001bfcbb" officeooo:paragraph-rsid="001bfcbb"/>
    </style:style>
    <style:style style:name="P3" style:family="paragraph" style:parent-style-name="Standard" style:list-style-name="L1">
      <style:text-properties officeooo:rsid="001c36c3" officeooo:paragraph-rsid="001c36c3"/>
    </style:style>
    <style:style style:name="P4" style:family="paragraph" style:parent-style-name="Standard" style:list-style-name="L1">
      <style:text-properties officeooo:rsid="00201103" officeooo:paragraph-rsid="00201103"/>
    </style:style>
    <style:style style:name="P5" style:family="paragraph" style:parent-style-name="Standard">
      <style:text-properties officeooo:rsid="00201103" officeooo:paragraph-rsid="00201103"/>
    </style:style>
    <style:style style:name="T1" style:family="text">
      <style:text-properties officeooo:rsid="001c36c3"/>
    </style:style>
    <style:style style:name="T2" style:family="text">
      <style:text-properties officeooo:rsid="001ee2a1"/>
    </style:style>
    <style:style style:name="T3" style:family="text">
      <style:text-properties officeooo:rsid="00201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P:</text:p>
      <text:p text:style-name="P1"/>
      <text:p text:style-name="P1">Features:</text:p>
      <text:p text:style-name="P1"/>
      <text:list xml:id="list357404378" text:style-name="L1">
        <text:list-item>
          <text:p text:style-name="P2">Automatic classification of <text:s/><text:span text:style-name="T1">user</text:span> content: AI data classification at upstream ingestion facilitates more accurate data analysis and space-saving data storage downstream</text:p>
          <text:p text:style-name="P2"/>
        </text:list-item>
        <text:list-item>
          <text:p text:style-name="P3">Feature Store updates: <text:span text:style-name="T3">A</text:span><text:span text:style-name="T2">s personal information and job searches are constantly updated, these information should be latest for all processes, feature store ensures data consistency </text:span></text:p>
          <text:p text:style-name="P3"/>
        </text:list-item>
        <text:list-item>
          <text:p text:style-name="P4">Various ways to help a job seekers: We offer not just resume evaluations and cover letter generations, we also can help a job newbie write their resume from scratch, a student improve their personal statement, anyone study for and ace their next interview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19:25.802749308</meta:creation-date>
    <meta:editing-duration>PT8M14S</meta:editing-duration>
    <meta:editing-cycles>4</meta:editing-cycles>
    <meta:generator>LibreOffice/6.4.7.2$Linux_X86_64 LibreOffice_project/40$Build-2</meta:generator>
    <dc:date>2023-09-26T14:28:53.243847428</dc:date>
    <meta:document-statistic meta:table-count="0" meta:image-count="0" meta:object-count="0" meta:page-count="1" meta:paragraph-count="7" meta:word-count="96" meta:character-count="622" meta:non-whitespace-character-count="534"/>
  </office:meta>
</office:document-meta>
</file>